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4.357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3d69b" style:cell-protect="protected" style:print-content="true" style:diagonal-bl-tr="none" style:diagonal-tl-br="none" style:text-align-source="value-type" style:repeat-content="false" fo:wrap-option="no-wrap" fo:border-left="0.74pt solid #c0c0c0" style:direction="ltr" fo:border-right="none" style:rotation-angle="0" style:rotation-align="none" style:shrink-to-fit="false" fo:border-top="0.74pt solid #c0c0c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Excel_20_Built-in_20_Hyperlink">
      <style:table-cell-properties style:text-align-source="fix" style:repeat-content="false" fo:wrap-option="wrap"/>
      <style:paragraph-properties fo:text-align="center" fo:margin-left="0cm"/>
      <style:text-properties fo:color="#000000" style:font-name="Liberation Sans" fo:font-size="10pt" fo:language="en" fo:country="AU" fo:font-style="normal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c3d69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c0c0c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fo:border-bottom="0.74pt solid #c0c0c0" fo:background-color="#d7e4b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c3d69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" style:family="table-cell" style:parent-style-name="Default">
      <style:table-cell-properties fo:background-color="#b4c7d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>
      <style:table-cell-properties fo:background-color="#ffe994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ackground-color="#bf819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b3cac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" style:family="table-cell" style:parent-style-name="Default">
      <style:table-cell-properties fo:background-color="#fff5c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>
      <style:table-cell-properties fo:background-color="#e8f2a1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Default">
      <style:table-cell-properties fo:background-color="#ffff6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svg:stroke-linecap="butt" draw:fill="solid" draw:fill-color="#ffffff" draw:textarea-horizontal-align="justify" draw:textarea-vertical-align="top" draw:auto-grow-height="true" draw:auto-grow-width="false" draw:fit-to-size="false" style:shrink-to-fit="false" fo:max-width="12cm" fo:min-height="0.40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1"/>
        <table:table-column table:style-name="co4" table:number-columns-repeated="14" table:default-cell-style-name="ce11"/>
        <table:table-row table:style-name="ro1">
          <table:table-cell table:style-name="ce1"/>
          <table:table-cell table:style-name="ce4" table:number-columns-repeated="3"/>
          <table:table-cell table:style-name="ce12" office:value-type="string" calcext:value-type="string" table:number-columns-spanned="3" table:number-rows-spanned="1">
            <text:p>Passing</text:p>
          </table:table-cell>
          <table:covered-table-cell table:number-columns-repeated="2" table:style-name="ce12"/>
          <table:table-cell table:style-name="ce12" office:value-type="string" calcext:value-type="string" table:number-columns-spanned="2" table:number-rows-spanned="1">
            <text:p>Rushing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Receiving</text:p>
          </table:table-cell>
          <table:covered-table-cell table:number-columns-repeated="2" table:style-name="ce12"/>
          <table:table-cell table:style-name="ce12" office:value-type="string" calcext:value-type="string">
            <text:p>Returns</text:p>
          </table:table-cell>
          <table:table-cell table:style-name="ce12" office:value-type="string" calcext:value-type="string" table:number-columns-spanned="2" table:number-rows-spanned="1">
            <text:p>Misc</text:p>
          </table:table-cell>
          <table:covered-table-cell table:style-name="ce12"/>
          <table:table-cell table:style-name="ce12" office:value-type="string" calcext:value-type="string">
            <text:p>Fumbles</text:p>
          </table:table-cell>
          <table:table-cell table:style-name="ce12" office:value-type="string" calcext:value-type="string">
            <text:p>Fantasy</text:p>
          </table:table-cell>
        </table:table-row>
        <table:table-row table:style-name="ro1">
          <table:table-cell table:style-name="ce1" office:value-type="string" calcext:value-type="string">
            <text:p>Week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office:annotation draw:style-name="gr1" draw:text-style-name="P2" svg:width="3.341cm" svg:height="0.608cm" svg:x="10.553cm" svg:y="0cm" draw:caption-point-x="-1.227cm" draw:caption-point-y="0.461cm">
              <dc:date>2022-10-08T00:00:00</dc:date>
              <text:p text:style-name="P1"><text:span text:style-name="T1">Click to Filter</text:span></text:p>
            </office:annotation>
            <text:p>Pos</text:p>
          </table:table-cell>
          <table:table-cell table:style-name="ce8" office:value-type="string" calcext:value-type="string">
            <text:p>Yds</text:p>
          </table:table-cell>
          <table:table-cell table:style-name="ce8" office:value-type="string" calcext:value-type="string">
            <text:p>TD</text:p>
          </table:table-cell>
          <table:table-cell table:style-name="ce8" office:value-type="string" calcext:value-type="string">
            <text:p>Int</text:p>
          </table:table-cell>
          <table:table-cell table:style-name="ce13" office:value-type="string" calcext:value-type="string">
            <text:p>Yds</text:p>
          </table:table-cell>
          <table:table-cell table:style-name="ce13" office:value-type="string" calcext:value-type="string">
            <text:p>TD</text:p>
          </table:table-cell>
          <table:table-cell table:style-name="ce15" office:value-type="string" calcext:value-type="string">
            <text:p>Rec</text:p>
          </table:table-cell>
          <table:table-cell table:style-name="ce15" office:value-type="string" calcext:value-type="string">
            <text:p>Yds</text:p>
          </table:table-cell>
          <table:table-cell table:style-name="ce15" office:value-type="string" calcext:value-type="string">
            <text:p>TD</text:p>
          </table:table-cell>
          <table:table-cell table:style-name="ce19" office:value-type="string" calcext:value-type="string">
            <text:p>TD</text:p>
          </table:table-cell>
          <table:table-cell table:style-name="ce20" office:value-type="string" calcext:value-type="string">
            <text:p>FumTD</text:p>
          </table:table-cell>
          <table:table-cell table:style-name="ce20" office:value-type="string" calcext:value-type="string">
            <text:p>2PT</text:p>
          </table:table-cell>
          <table:table-cell table:style-name="ce22" office:value-type="string" calcext:value-type="string">
            <text:p>Lost</text:p>
          </table:table-cell>
          <table:table-cell table:style-name="ce24" office:value-type="string" calcext:value-type="string">
            <text:p>Poin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sh Alle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QB</text:p>
          </table:table-cell>
          <table:table-cell office:value-type="float" office:value="424" calcext:value-type="float">
            <text:p>4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5.16" calcext:value-type="float">
            <text:p>35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trick Mahomes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QB</text:p>
          </table:table-cell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0.48" calcext:value-type="float">
            <text:p>30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len Hurt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QB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7.66" calcext:value-type="float">
            <text:p>27.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no Smith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QB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4.02" calcext:value-type="float">
            <text:p>24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irk Cousin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QB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2.24" calcext:value-type="float">
            <text:p>22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son Wentz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QB</text:p>
          </table:table-cell>
          <table:table-cell office:value-type="float" office:value="359" calcext:value-type="float">
            <text:p>3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1.86" calcext:value-type="float">
            <text:p>21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m Brady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QB</text:p>
          </table:table-cell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-3" calcext:value-type="float">
            <text:p>-3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9.74" calcext:value-type="float">
            <text:p>19.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immy Garoppolo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QB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8.02" calcext:value-type="float">
            <text:p>18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us Mariota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QB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1" calcext:value-type="float">
            <text:p>6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7.98" calcext:value-type="float">
            <text:p>17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rek Carr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QB</text:p>
          </table:table-cell>
          <table:table-cell office:value-type="float" office:value="241" calcext:value-type="float">
            <text:p>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7.94" calcext:value-type="float">
            <text:p>17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e Burrow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QB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7.28" calcext:value-type="float">
            <text:p>17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stin Field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QB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7.02" calcext:value-type="float">
            <text:p>17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aron Rodger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QB</text:p>
          </table:table-cell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string" calcext:value-type="string">
            <text:p>-</text:p>
          </table:table-cell>
          <table:table-cell office:value-type="float" office:value="16.88" calcext:value-type="float">
            <text:p>16.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yler Murray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QB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mar Jackso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QB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4.76" calcext:value-type="float">
            <text:p>14.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ch Wilso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QB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stin Herbert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QB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4.42" calcext:value-type="float">
            <text:p>14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coby Brisset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QB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niel Jone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QB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2.38" calcext:value-type="float">
            <text:p>12.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enny Picket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QB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2.08" calcext:value-type="float">
            <text:p>12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yan Tannehill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QB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1.54" calcext:value-type="float">
            <text:p>11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evor Lawrence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QB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.34" calcext:value-type="float">
            <text:p>10.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tthew Stafford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QB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0.32" calcext:value-type="float">
            <text:p>10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iley Zapp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QB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0.02" calcext:value-type="float">
            <text:p>10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dy Dalt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B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sell Wils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QB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9.16" calcext:value-type="float">
            <text:p>9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ker Mayfield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QB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-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tt Rya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QB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6.14" calcext:value-type="float">
            <text:p>6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red Goff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QB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.86" calcext:value-type="float">
            <text:p>5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vis Mill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QB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oper Rush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QB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.98" calcext:value-type="float">
            <text:p>3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kylar Thompso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QB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.J. Walk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QB</text:p>
          </table:table-cell>
          <table:table-cell office:value-type="float" office:value="60" calcext:value-type="float">
            <text:p>60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se Keenum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QB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ock Purdy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Q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stin Ekel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onard Fournet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sh Jacob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0.3" calcext:value-type="float">
            <text:p>3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eece Hall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rrick Henry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lvin Coo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6.1" calcext:value-type="float">
            <text:p>26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ck Chubb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5.4" calcext:value-type="float">
            <text:p>25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vin Kamar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ristian McCaffrey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vin Coleman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.7" calcext:value-type="float">
            <text:p>21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meon Pierce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eff Wilson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quon Barkley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hamondre Stevenso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heem Mostert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vid Montgomer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chael Carter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shua Kelley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enneth Walker III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areem Hunt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ny Pollard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vis Etienne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o Benjami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lvin Gord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on Jackso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ntrell Hilliard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aig Reynold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e Mixo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ke Boone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ylen Warre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aron Jone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maje Perine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erick McKinn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mes Cook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.D. McKissic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illip Lindsay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les Sander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zekiel Elliot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8" calcext:value-type="float">
            <text:p>78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mes Conner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chaad Whit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rrell Henderso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xander Matti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onio Gib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jee Harri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y Brightwell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yde Edwards-Helair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andon Bolden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yles Gaski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mes Robinson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vin Singletary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maal William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shaad Penn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x Burkhead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tt Breida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yle Juszczyk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ler Allgeie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.K. Dobbin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enyan Drake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k Ing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J Dill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leb Huntley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m Akers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mien Harri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ian Robin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eJay Dalla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enneth Gainwel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yheim Hines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kob Johnson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stin Jacks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halil Herber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rek Wat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B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rrel Williams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ck Mos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Mycal Hasty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ke Davi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nder Horvath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'Onta Forema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se Edmonds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RB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be Davi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stin Jeffer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0.32" calcext:value-type="float">
            <text:p>30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vante Adam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ler Locket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oper Kupp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5.9" calcext:value-type="float">
            <text:p>25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yami Brow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4.5" calcext:value-type="float">
            <text:p>24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efon Digg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4.2" calcext:value-type="float">
            <text:p>24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kobi Meyers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4.1" calcext:value-type="float">
            <text:p>24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ke Williams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3.4" calcext:value-type="float">
            <text:p>23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quise Brow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ari Cooper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Vonta Smith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8.7" calcext:value-type="float">
            <text:p>18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K Metcalf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7.8" calcext:value-type="float">
            <text:p>17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vin Jones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04" calcext:value-type="float">
            <text:p>10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all Cobb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halil Shakir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c Pierc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ris Olav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sh Reynold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quez Valdes-Scantling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orge Picken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rius Slayto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len Lazar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ndale Moore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reek Hill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vin Duvernay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rry McLauri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urtland Sutt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ris Godwi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rtis Samue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ke Evans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81" calcext:value-type="float">
            <text:p>8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'Marr Chase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cole Hardma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lamide Zaccheau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ebo Samuel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ontae Johnso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chael Pittma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i Smith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.J. Moor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co Collin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eDee Lamb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n Skowronek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se Claypool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alif Raymond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ck Westbrook-Ikhine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.J. Osbor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novan Peoples-Jones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andon Aiyuk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axton Berrios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chael Gallup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haDarel Hodge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erry Jeudy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saiah Hodgin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elus Jones Jr.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bert Woods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rake London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cott Miller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rnell Moone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len Reago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rrace Marshall Jr.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am Thiele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uan Jennings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us Johnson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ter Renfrow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utu Atwell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Ju Smith-Schuster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ler Boyd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.J. Brow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andin Cook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ssell Gage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meo Doub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rey Davis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mon-Ra St. Brow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rett Wilso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sh Palm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ylen Waddle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.J. Green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z Watkin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quanimeous St. Brow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ke Thomas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bbie Anderso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ris Campbell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y Jones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len Robinson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d Wilson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chie Jame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kyy Moor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vid Sills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ndre Carter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9" calcext:value-type="float">
            <text:p>2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shton Duli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quan Thornto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quez Calla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les Boyki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ristian Kirk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ijah Moore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eff Smith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yan Edwards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J Hamler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e'Quan Smi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stin Watson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marcus Robinson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lan Wallace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yle Philips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mes Proche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m Sim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vid Bell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ah Brow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ent Sherfield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endrick Bourne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ntrell Washingto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ristian Watso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hmir Smith-Marsett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WR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mal Agnew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andon Powell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R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-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ysom Hi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34.08" calcext:value-type="float">
            <text:p>34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vis Kelce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k Andrews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llas Goeder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ayden Hurst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vid Njoku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4.8" calcext:value-type="float">
            <text:p>14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an Engram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ler Higbee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dam Trautm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ch Ertz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niel Bellinger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de Otton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nter Henry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ch Gentry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ric Saubert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le Kme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rv Smit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ah Fan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urham Smythe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TE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orge Kittle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rcedes Lewi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hn Bate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bert Tonyan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iovanni Ricci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esper Horsted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intin Morri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rdan Akins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ll Dissl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ke Gesicki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siah Deguara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ris Manhertz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t Freiermuth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nor Heyward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.J. Uzomah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n Arnold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an Thom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saiah Likely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ylen Granso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hnny Mund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wan Johns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hony Firkser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rker Hesse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 Alie-Cox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ah Gray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ustin Hooper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.J. Hockens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bert Okwuegbunam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off Swaim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ris Myarick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rald Everett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yan Griffi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ler Davis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T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0.7" calcext:value-type="float">
            <text:p>0.7</text:p>
          </table:table-cell>
        </table:table-row>
        <table:table-row table:style-name="ro1" table:number-rows-repeated="3">
          <table:table-cell table:number-columns-repeated="11"/>
          <table:table-cell table:style-name="ce18" table:number-columns-repeated="6"/>
        </table:table-row>
        <table:table-row table:style-name="ro1">
          <table:table-cell/>
          <table:table-cell office:value-type="string" calcext:value-type="string">
            <text:p>Kicker</text:p>
          </table:table-cell>
          <table:table-cell table:number-columns-repeated="9"/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ick Folk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ase McLaughli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niel Carlson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stin Tucker</text:p>
          </table:table-cell>
          <table:table-cell office:value-type="string" calcext:value-type="string">
            <text:p>BAL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iro Santo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ylor Bertolet</text:p>
          </table:table-cell>
          <table:table-cell office:value-type="string" calcext:value-type="string">
            <text:p>LAC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a'imi Fairbairn</text:p>
          </table:table-cell>
          <table:table-cell office:value-type="string" calcext:value-type="string">
            <text:p>HOU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ett Maher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son Myer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aham Gano</text:p>
          </table:table-cell>
          <table:table-cell office:value-type="string" calcext:value-type="string">
            <text:p>NYG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l Lut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randon McMan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ddy Pineir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K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ler Bas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son Crosby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tthew Wright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g Zuerlein</text:p>
          </table:table-cell>
          <table:table-cell office:value-type="string" calcext:value-type="string">
            <text:p>NYJ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oey Sly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yan Succop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bbie Gou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ley Patterson</text:p>
          </table:table-cell>
          <table:table-cell office:value-type="string" calcext:value-type="string">
            <text:p>JAX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tt Ammendola</text:p>
          </table:table-cell>
          <table:table-cell office:value-type="string" calcext:value-type="string">
            <text:p>ARI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van McPherson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son Sanders</text:p>
          </table:table-cell>
          <table:table-cell office:value-type="string" calcext:value-type="string">
            <text:p>MIA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tt Gay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de York</text:p>
          </table:table-cell>
          <table:table-cell office:value-type="string" calcext:value-type="string">
            <text:p>CLE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ris Boswell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K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8"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ndy Bullock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g Joseph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ounghoe Koo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" table:number-columns-repeated="4"/>
        </table:table-row>
        <table:table-row table:style-name="ro1" table:number-rows-repeated="3">
          <table:table-cell table:number-columns-repeated="13"/>
          <table:table-cell table:style-name="ce18" table:number-columns-repeated="4"/>
        </table:table-row>
        <table:table-row table:style-name="ro1">
          <table:table-cell/>
          <table:table-cell office:value-type="string" calcext:value-type="string">
            <text:p>Defence</text:p>
          </table:table-cell>
          <table:table-cell table:number-columns-repeated="11"/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 England Patriot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allas Cowboy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n Francisco 49er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ffalo Bill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nver Bronco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dianapolis Colt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ouston Texans</text:p>
          </table:table-cell>
          <table:table-cell/>
          <table:table-cell office:value-type="string" calcext:value-type="string">
            <text:p>DEF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 York Jet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mpa Bay Buccaneer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ltimore Raven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nnessee Titan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shington Commander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acksonville Jaguar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ncinnati Bengals</text:p>
          </table:table-cell>
          <table:table-cell/>
          <table:table-cell office:value-type="string" calcext:value-type="string">
            <text:p>DE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iladelphia Eagles</text:p>
          </table:table-cell>
          <table:table-cell/>
          <table:table-cell office:value-type="string" calcext:value-type="string">
            <text:p>DE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s Angeles Ram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 Orleans Saint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nnesota Viking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izona Cardinal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w York Giant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een Bay Packer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rolina Panther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icago Bears</text:p>
          </table:table-cell>
          <table:table-cell/>
          <table:table-cell office:value-type="string" calcext:value-type="string">
            <text:p>DEF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troit Lions</text:p>
          </table:table-cell>
          <table:table-cell/>
          <table:table-cell office:value-type="string" calcext:value-type="string">
            <text:p>DEF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 Vegas Raider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os Angeles Chargers</text:p>
          </table:table-cell>
          <table:table-cell/>
          <table:table-cell office:value-type="string" calcext:value-type="string">
            <text:p>DEF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ansas City Chief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attle Seahawks</text:p>
          </table:table-cell>
          <table:table-cell/>
          <table:table-cell office:value-type="string" calcext:value-type="string">
            <text:p>DEF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leveland Brown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lanta Falcons</text:p>
          </table:table-cell>
          <table:table-cell/>
          <table:table-cell office:value-type="string" calcext:value-type="string">
            <text:p>DEF</text:p>
          </table:table-cell>
          <table:table-cell table:number-columns-repeated="7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ttsburgh Steelers</text:p>
          </table:table-cell>
          <table:table-cell/>
          <table:table-cell office:value-type="string" calcext:value-type="string">
            <text:p>DEF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18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ami Dolphins</text:p>
          </table:table-cell>
          <table:table-cell/>
          <table:table-cell office:value-type="string" calcext:value-type="string">
            <text:p>DEF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float" office:value="-2" calcext:value-type="float">
            <text:p>-2</text:p>
          </table:table-cell>
          <table:table-cell table:style-name="ce18" table:number-columns-repeated="4"/>
        </table:table-row>
      </table:table>
      <table:named-expressions/>
      <table:database-ranges>
        <table:database-range table:name="__Anonymous_Sheet_DB__0" table:target-range-address="Sheet1.A3:Sheet1.D301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0" number:min-decimal-places="0" number:min-integer-digits="1"/>
    </number:number-style>
    <number:number-style style:name="N144P1" style:volatile="true">
      <number:text>-</number:text>
      <number:number number:decimal-places="0" number:min-decimal-places="0" number:min-integer-digits="1"/>
    </number:number-style>
    <number:number-style style:name="N144P2" style:volatile="true">
      <number:text>-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4" style:display-name="ConditionalStyle_14" style:family="table-cell" style:parent-style-name="Default">
      <style:table-cell-properties fo:background-color="#eaeaea"/>
    </style:style>
    <style:style style:name="ConditionalStyle_5f_13" style:display-name="ConditionalStyle_13" style:family="table-cell" style:parent-style-name="Default">
      <style:text-properties fo:color="#7030a0"/>
    </style:style>
    <style:style style:name="ConditionalStyle_5f_12" style:display-name="ConditionalStyle_12" style:family="table-cell" style:parent-style-name="Default">
      <style:text-properties fo:color="#00b050"/>
    </style:style>
    <style:style style:name="ConditionalStyle_5f_11" style:display-name="ConditionalStyle_11" style:family="table-cell" style:parent-style-name="Default">
      <style:text-properties fo:color="#c00000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/00/0000</text:date>, <text:time style:data-style-name="N2" text:time-value="21:12:15.9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8T18:39:25.584000000</meta:creation-date>
    <meta:editing-duration>PT43M57S</meta:editing-duration>
    <meta:editing-cycles>6</meta:editing-cycles>
    <meta:generator>LibreOffice/7.1.5.2$Windows_X86_64 LibreOffice_project/85f04e9f809797b8199d13c421bd8a2b025d52b5</meta:generator>
    <dc:date>2022-10-12T01:24:45.246000000</dc:date>
    <meta:document-statistic meta:table-count="1" meta:cell-count="5483" meta:object-count="0"/>
  </office:meta>
</office:document-meta>
</file>